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295a" officeooo:paragraph-rsid="000d295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d295a" officeooo:paragraph-rsid="000d295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Movie</text:p>
      <text:p text:style-name="P1"/>
      <text:p text:style-name="P2">1- front con el comando npx create-react-app movie.</text:p>
      <text:p text:style-name="P2">2- back con el comando npm init.</text:p>
      <text:p text:style-name="P2">3- instalamos las dependencias tanto de producción como de desarroll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05:26:06.881550806</meta:creation-date>
    <dc:date>2021-09-29T05:47:18.035719529</dc:date>
    <meta:editing-duration>PT2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7" meta:character-count="172" meta:non-whitespace-character-count="149"/>
  </office:meta>
</office:document-meta>
</file>